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2.831cm"/>
        </style:tab-stops>
      </style:paragraph-properties>
      <style:text-properties officeooo:rsid="00245450" officeooo:paragraph-rsid="00245450"/>
    </style:style>
    <style:style style:name="P2" style:family="paragraph" style:parent-style-name="Preformatted_20_Text">
      <style:paragraph-properties>
        <style:tab-stops>
          <style:tab-stop style:position="2.831cm"/>
        </style:tab-stops>
      </style:paragraph-properties>
      <style:text-properties officeooo:rsid="0025efc3" officeooo:paragraph-rsid="0025ef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ylon.sh <text:s/>25-06-16 glyons glyons66@hotmail.com</text:p>
      <text:p text:style-name="P2">Version 2.0-8 Arch Linux distro maintenance <text:s/>Bash script. </text:p>
      <text:p text:style-name="P2">Aur package name = cylon</text:p>
      <text:p text:style-name="P2"/>
      <text:p text:style-name="P2">#version control:</text:p>
      <text:p text:style-name="P2">#version 1.0 20-06-16</text:p>
      <text:p text:style-name="P2">#verions 1.1 replace echo with printf functions.</text:p>
      <text:p text:style-name="P2">#version 1.2 relative paths added </text:p>
      <text:p text:style-name="P2">#version 1.3-1 google drive function added </text:p>
      <text:p text:style-name="P2">#version 1.4-2 090916 extra cower options added</text:p>
      <text:p text:style-name="P2">#version 1.5-3 options added for system backup function(dd and gdrive)</text:p>
      <text:p text:style-name="P2">#version 1.6-4 <text:s/>120916 Msgfunc added PKGBUILD display added, </text:p>
      <text:p text:style-name="P2">readme install added</text:p>
      <text:p text:style-name="P2">#version 1.7-5 <text:s/>140916 Config file added for custom backup paths</text:p>
      <text:p text:style-name="P2">#version 1.8-6 <text:s/>180916 added rootkithunter option + update counters</text:p>
      <text:p text:style-name="P2">#version 1.9-7 <text:s/>250916 added rmlint option. consolidated menu layout , added more pacman options</text:p>
      <text:p text:style-name="P2">#version 2.0-8 <text:s/>011016 added option for lostfiles, system info page,various minor optimisations</text:p>
      <text:p text:style-name="P2"/>
      <text:p text:style-name="P2">What is Cylon:</text:p>
      <text:p text:style-name="P2">The goal was to create a script to do as much maintenance, </text:p>
      <text:p text:style-name="P2">backups and system checks in a single menu driven optional script </text:p>
      <text:p text:style-name="P2">Command line program for an Arch as possible</text:p>
      <text:p text:style-name="P2">This script provides numerous tools </text:p>
      <text:p text:style-name="P2">to Arch Linux for maintenance, system checks and backups. <text:s/></text:p>
      <text:p text:style-name="P2"/>
      <text:p text:style-name="P2">Config:</text:p>
      <text:p text:style-name="P2">Cylon is a bash script installed to user/bin by package </text:p>
      <text:p text:style-name="P2">build. type cylon to run. Some function require software installed </text:p>
      <text:p text:style-name="P2">as listed below. this is left to user discretion.</text:p>
      <text:p text:style-name="P2">cylonReadme.md is installed to "$HOME"/.config/cylonReadme.md</text:p>
      <text:p text:style-name="P2">this is displayed to screen by a menu option</text:p>
      <text:p text:style-name="P2">You can create an optional config file for custom system backup</text:p>
      <text:p text:style-name="P2">Name: cylonCfg.conf</text:p>
      <text:p text:style-name="P2">Location:"$HOME/.config/cylon"</text:p>
      <text:p text:style-name="P2">File setup example:</text:p>
      <text:p text:style-name="P2">Destination1="/run/media/$USER/Linux_backup"</text:p>
      <text:p text:style-name="P2">Destination2="/run/media/$USER/iomeaga_320"</text:p>
      <text:p text:style-name="P2">gdriveSource1="$HOME/Documents"</text:p>
      <text:p text:style-name="P2">gdriveSource2="$HOME/Pictures"</text:p>
      <text:p text:style-name="P2">gdriveDest1="0B3_RVJ50UWFAaGxJSXg3NGJBaXc"</text:p>
      <text:p text:style-name="P2">gdriveDest2="0B3_RVJ50UWFAR3A2T3dZTU9TaTA"</text:p>
      <text:p text:style-name="P2"/>
      <text:p text:style-name="P2">All backups outputs downloads and updates are placed in $HOME/Documents/Cylon</text:p>
      <text:p text:style-name="P2"/>
      <text:p text:style-name="P2">Functions/menu options:</text:p>
      <text:p text:style-name="P2">(1)pacman options</text:p>
      <text:p text:style-name="P2"><text:tab/><text:tab/><text:tab/>(1) <text:s text:c="4"/>Check for updates (no download)</text:p>
      <text:p text:style-name="P2"><text:tab/><text:tab/><text:tab/>(2) <text:s text:c="4"/>pacman -Syu Upgrade packages</text:p>
      <text:p text:style-name="P2"><text:tab/><text:tab/><text:tab/>(3) <text:s text:c="4"/>pacman -Si Display extensive information about a given package</text:p>
      <text:p text:style-name="P2"><text:tab/><text:tab/><text:tab/>(4) <text:s text:c="4"/>pacman -S Install Package</text:p>
      <text:p text:style-name="P2"><text:tab/><text:tab/><text:tab/>(5) <text:s text:c="4"/>pacman -Ss Search for packages in the database</text:p>
      <text:p text:style-name="P2"><text:tab/><text:tab/><text:tab/>(6) <text:s text:c="4"/>pacman -Rs Delete Package</text:p>
      <text:p text:style-name="P2"><text:tab/><text:tab/><text:tab/>(7) <text:s text:c="4"/>pacman -Qs Search for already installed packages</text:p>
      <text:p text:style-name="P2"><text:tab/><text:tab/><text:tab/>(8) <text:s text:c="4"/>pacman -Qi <text:s/>Display extensive information for locally installed packages</text:p>
      <text:p text:style-name="P2"><text:soft-page-break/><text:tab/><text:tab/><text:tab/>(9) <text:s text:c="4"/>paccache -r Prune older packages from cache</text:p>
      <text:p text:style-name="P2"><text:tab/><text:tab/><text:tab/>(0) <text:tab/>Write installed package lists to files</text:p>
      <text:p text:style-name="P2"><text:tab/><text:tab/><text:tab/>(a) <text:s text:c="4"/>Remove all packages not required as dependencies (orphans)</text:p>
      <text:p text:style-name="P2"><text:tab/><text:tab/><text:tab/>(b) <text:tab/>Back-up the local pacman database <text:s/></text:p>
      <text:p text:style-name="P2">2)AUR cower options </text:p>
      <text:p text:style-name="P2"><text:tab/><text:tab/><text:tab/>(1) <text:s text:c="3"/>Get Information for AUR package with optional install</text:p>
      <text:p text:style-name="P2"><text:tab/><text:tab/><text:tab/>(2) <text:s text:c="3"/>Fetch <text:s/>updates to installed AUR packages with optional install</text:p>
      <text:p text:style-name="P2"><text:tab/><text:tab/><text:tab/>(3) <text:s text:c="3"/>Check for updates ( NO downloads)</text:p>
      <text:p text:style-name="P2"><text:tab/><text:tab/><text:tab/>(4) <text:s text:c="3"/>Write installed AUR/foreign package list to file.</text:p>
      <text:p text:style-name="P2"><text:tab/><text:tab/><text:tab/>(*) <text:s text:c="3"/>Return to main menu</text:p>
      <text:p text:style-name="P2">requires package cower(AUR)</text:p>
      <text:p text:style-name="P2">(3) system maintenance check</text:p>
      <text:p text:style-name="P2">All Failed Systemd Services</text:p>
      <text:p text:style-name="P2">All Failed Active Systemd Services</text:p>
      <text:p text:style-name="P2">Check log Journalctl for Errors</text:p>
      <text:p text:style-name="P2">Check log Journalctl for fstrim SSD trim</text:p>
      <text:p text:style-name="P2">Check for broken symlinks, </text:p>
      <text:p text:style-name="P2">(4)System backup</text:p>
      <text:p text:style-name="P2">Optional destination path as defined in script or custom path</text:p>
      <text:p text:style-name="P2">Make copy of first 512 bytes MBR with dd</text:p>
      <text:p text:style-name="P2">Make a copy of etc dir</text:p>
      <text:p text:style-name="P2">Make a copy of home dir</text:p>
      <text:p text:style-name="P2">Make tarball of all except tmp dev proc sys run</text:p>
      <text:p text:style-name="P2">Make copy of package lists</text:p>
      <text:p text:style-name="P2">Also there is an option </text:p>
      <text:p text:style-name="P2">for gdrive sync with remote directory's on google drive requires netcat </text:p>
      <text:p text:style-name="P2">and gdrive(AUR) installed</text:p>
      <text:p text:style-name="P2">(5)Clean system with bleachbit</text:p>
      <text:p text:style-name="P2">Requires program bleachbit installed menu options</text:p>
      <text:p text:style-name="P2">system</text:p>
      <text:p text:style-name="P2">Deep scan Flash libreoffice Cleabash GNOME Epiphany</text:p>
      <text:p text:style-name="P2">Evolution Rhythmbox Thumbnails</text:p>
      <text:p text:style-name="P2">Thunderbird Transmission X11 VIM VLC media player X11</text:p>
      <text:p text:style-name="P2">Delete firefox history by bleachbit</text:p>
      <text:p text:style-name="P2">Deleting Trash and Downloads folder</text:p>
      <text:p text:style-name="P2">(6) <text:s text:c="4"/>System and cylon information dispaly</text:p>
      <text:p text:style-name="P2">(7) <text:s text:c="4"/>Rmlint remove duplicates and other lint</text:p>
      <text:p text:style-name="P2">(8) <text:s text:c="4"/>Lostfiles scan</text:p>
      <text:p text:style-name="P2">(9) <text:tab/>ClamAv anti-malware scan</text:p>
      <text:p text:style-name="P2">(0) <text:tab/>RootKit hunter scan</text:p>
      <text:p text:style-name="P2">h) <text:s text:c="4"/>Display this readme file to screen </text:p>
      <text:p text:style-name="P2"/>
      <text:p text:style-name="P2">Needs installed for certain functions:</text:p>
      <text:p text:style-name="P2">bleachbit for system clean</text:p>
      <text:p text:style-name="P2">clamAV for virus check</text:p>
      <text:p text:style-name="P2">gnu-netcat to check for internet connection</text:p>
      <text:p text:style-name="P2">rootkithunter</text:p>
      <text:p text:style-name="P2">rmlint </text:p>
      <text:p text:style-name="P2">cower(AUR) for AUR functions</text:p>
      <text:p text:style-name="P2">gdrive(AUR) to sync to google drive</text:p>
      <text:p text:style-name="P2">lostfiles(AUR) to scan for lostfiles</text:p>
      <text:p text:style-name="P2"/>
      <text:p text:style-name="P2">Bug reports</text:p>
      <text:p text:style-name="P2">-----------</text:p>
      <text:p text:style-name="P2"/>
      <text:p text:style-name="P2"><text:soft-page-break/>If you should find a bug or any other query , please send a report to glyons66@hotmail.com</text:p>
      <text:p text:style-name="P2"/>
      <text:p text:style-name="P2">Copyright</text:p>
      <text:p text:style-name="P2">---------</text:p>
      <text:p text:style-name="P2"/>
      <text:p text:style-name="P2">Copyright (C) 2016 g Lyons &lt;glyons66@hotmail.com&gt;</text:p>
      <text:p text:style-name="P2"/>
      <text:p text:style-name="P2">This program is free software; you can redistribute it and/or modify</text:p>
      <text:p text:style-name="P2">it under the terms of the GNU General Public License as published by</text:p>
      <text:p text:style-name="P2">the Free Software Foundation; either version 2 of the License, or</text:p>
      <text:p text:style-name="P2">(at your option) any later version.</text:p>
      <text:p text:style-name="P2"/>
      <text:p text:style-name="P2">This program is distributed in the hope that it will be useful,</text:p>
      <text:p text:style-name="P2">but WITHOUT ANY WARRANTY; without even the implied warranty of</text:p>
      <text:p text:style-name="P2">MERCHANTABILITY or FITNESS FOR A PARTICULAR PURPOSE. See the</text:p>
      <text:p text:style-name="P2">GNU General Public License for more details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I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I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30T14:38:22.981496769</dc:date>
    <meta:editing-duration>PT55M9S</meta:editing-duration>
    <meta:editing-cycles>36</meta:editing-cycles>
    <meta:generator>LibreOffice/5.2.1.2$Linux_X86_64 LibreOffice_project/20m0$Build-2</meta:generator>
    <meta:document-statistic meta:table-count="0" meta:image-count="0" meta:object-count="0" meta:page-count="3" meta:paragraph-count="113" meta:word-count="684" meta:character-count="4735" meta:non-whitespace-character-count="4010"/>
  </office:meta>
</office:document-meta>
</file>